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2" style:family="paragraph" style:parent-style-name="Standard">
      <style:paragraph-properties fo:line-height="100%" fo:text-align="start" style:justify-single-word="false"/>
      <style:text-properties style:use-window-font-color="true" style:font-name="Times New Roman1" fo:font-size="16pt" fo:font-weight="bold" fo:background-color="transparent" style:font-name-asian="Times New Roman1" style:font-name-complex="Times New Roman1"/>
    </style:style>
    <style:style style:name="P3" style:family="paragraph" style:parent-style-name="Standard">
      <style:paragraph-properties fo:line-height="100%" fo:text-align="start" style:justify-single-word="false"/>
      <style:text-properties style:use-window-font-color="true" style:font-name="Times New Roman1" fo:font-size="14pt" fo:font-weight="bold" fo:background-color="transparent" style:font-name-asian="Times New Roman1" style:font-name-complex="Times New Roman1"/>
    </style:style>
    <style:style style:name="P4"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till handledningsmöte 16-05-03</text:p>
      <text:p text:style-name="P2">Grupp 10 HitIt</text:p>
      <text:p text:style-name="P1"/>
      <text:p text:style-name="P3">Tidrapport</text:p>
      <text:p text:style-name="P4">Antal rapporterade timmar: </text:p>
      <text:p text:style-name="P4">Kalle Hovstadius: 20 h, 25%</text:p>
      <text:p text:style-name="P1"/>
      <text:p text:style-name="P4">Maximilian Törn Almö: 20 h, 25%</text:p>
      <text:p text:style-name="P1"/>
      <text:p text:style-name="P4">Mohanned Jaballah: 20 h, 25%</text:p>
      <text:p text:style-name="P1"/>
      <text:p text:style-name="P4">Shervin Mansouri: 20 h, 25%</text:p>
      <text:p text:style-name="P1"/>
      <text:p text:style-name="P4">Gruppens timmar sammanlagt: 480 h (av 960h), 50% </text:p>
      <text:p text:style-name="P1"/>
      <text:p text:style-name="P3">Arbete sedan senaste handledningsmöte</text:p>
      <text:p text:style-name="P4">Kalle Hovstadius</text:p>
      <text:p text:style-name="P1"/>
      <text:p text:style-name="P4">Fördjupning i Databas. Fixat tillgång till server, och koppling av information till användarens konto. Kunna spara filer till databas.</text:p>
      <text:p text:style-name="P1"/>
      <text:p text:style-name="P4">Maximilian Törn Almö</text:p>
      <text:p text:style-name="P1"/>
      <text:p text:style-name="P4">Fördjupning i Databas. Fixat tillgång till server, och koppling av information till användarens konto. Kunna spara filer till databas.</text:p>
      <text:p text:style-name="P1"/>
      <text:p text:style-name="P4">Mohanned Jaballah</text:p>
      <text:p text:style-name="P1"/>
      <text:p text:style-name="P4">Fördjupning i Databas. Fixat tillgång till server, och koppling av information till användarens konto. Kunna spara filer till databas.</text:p>
      <text:p text:style-name="P1"/>
      <text:p text:style-name="P4">Shervin Mansouri</text:p>
      <text:p text:style-name="P1"/>
      <text:p text:style-name="P4">Fördjupning i Databas. Fixat tillgång till server, och koppling av information till användarens konto. Kunna spara filer till databas.</text:p>
      <text:p text:style-name="P1"/>
      <text:p text:style-name="P1"/>
      <text:p text:style-name="P3">Planerat arbete kommande vecka</text:p>
      <text:p text:style-name="P4">Vi fortsätter med det vi har gjort föregående vecka, vi har precis fått databasen att fungera och det kommer att ta lite mer tid att implementera must kraven, då vår applikation är väldigt beroende av databas. <text:s/></text:p>
      <text:p text:style-name="P1"/>
      <text:p text:style-name="P1"/>
      <text:p text:style-name="P1"/>
      <text:p text:style-name="P3">Aktuella utmaningar</text:p>
      <text:p text:style-name="P4">Få databasen att fungera på server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 New Roman1" svg:font-family="'Times New 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rvin </meta:initial-creator>
    <meta:creation-date>2016-05-03T16:19:50.90</meta:creation-date>
    <meta:document-statistic meta:table-count="0" meta:image-count="0" meta:object-count="0" meta:page-count="1" meta:paragraph-count="22" meta:word-count="177" meta:character-count="1189"/>
    <dc:date>2016-05-03T16:21:03.17</dc:date>
    <dc:creator>Shervin </dc:creator>
    <meta:editing-duration>PT1M12S</meta:editing-duration>
    <meta:editing-cycles>1</meta:editing-cycles>
    <meta:generator>OpenOffice/4.1.2$Win32 OpenOffice.org_project/412m3$Build-9782</meta:generator>
  </office:meta>
</office:document-meta>
</file>